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1306in" table:align="left"/>
    </style:style>
    <style:style style:name="Table1.A" style:family="table-column">
      <style:table-column-properties style:column-width="0.8806in"/>
    </style:style>
    <style:style style:name="Table1.B" style:family="table-column">
      <style:table-column-properties style:column-width="5.25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B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Standard">
      <style:text-properties officeooo:paragraph-rsid="000d92f5"/>
    </style:style>
    <style:style style:name="P2" style:family="paragraph" style:parent-style-name="Standard">
      <style:text-properties officeooo:paragraph-rsid="0010054b"/>
    </style:style>
    <style:style style:name="P3" style:family="paragraph" style:parent-style-name="Standard">
      <style:text-properties officeooo:paragraph-rsid="001177fc"/>
    </style:style>
    <style:style style:name="P4" style:family="paragraph" style:parent-style-name="Standard">
      <style:text-properties officeooo:paragraph-rsid="00169747"/>
    </style:style>
    <style:style style:name="P5" style:family="paragraph" style:parent-style-name="Standard">
      <style:text-properties officeooo:paragraph-rsid="0017470f"/>
    </style:style>
    <style:style style:name="P6" style:family="paragraph" style:parent-style-name="Standard">
      <style:text-properties officeooo:paragraph-rsid="001b5e6d"/>
    </style:style>
    <style:style style:name="P7" style:family="paragraph" style:parent-style-name="List_20_Contents">
      <style:paragraph-properties fo:margin-top="0in" fo:margin-bottom="0.1965in" style:contextual-spacing="false"/>
    </style:style>
    <style:style style:name="P8" style:family="paragraph" style:parent-style-name="List_20_Contents">
      <style:paragraph-properties fo:margin-left="0in" fo:margin-right="0in" fo:margin-top="0in" fo:margin-bottom="0.1965in" style:contextual-spacing="false" fo:text-indent="0in" style:auto-text-indent="false"/>
      <style:text-properties officeooo:paragraph-rsid="00135f60"/>
    </style:style>
    <style:style style:name="T1" style:family="text">
      <style:text-properties officeooo:rsid="000d92f5"/>
    </style:style>
    <style:style style:name="T2" style:family="text">
      <style:text-properties fo:font-weight="bold" officeooo:rsid="000d92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f60"/>
    </style:style>
    <style:style style:name="T5" style:family="text">
      <style:text-properties fo:font-style="italic" fo:font-weight="bold" officeooo:rsid="000d92f5"/>
    </style:style>
    <style:style style:name="T6" style:family="text">
      <style:text-properties fo:font-style="italic" fo:font-weight="bold" officeooo:rsid="000f1300"/>
    </style:style>
    <style:style style:name="T7" style:family="text">
      <style:text-properties fo:font-style="italic" fo:font-weight="bold" officeooo:rsid="0010054b"/>
    </style:style>
    <style:style style:name="T8" style:family="text">
      <style:text-properties fo:font-style="italic" fo:font-weight="bold" officeooo:rsid="001177fc"/>
    </style:style>
    <style:style style:name="T9" style:family="text">
      <style:text-properties fo:font-style="italic" fo:font-weight="bold" officeooo:rsid="00135f60"/>
    </style:style>
    <style:style style:name="T10" style:family="text">
      <style:text-properties fo:font-style="italic" fo:font-weight="bold" officeooo:rsid="00152ce6"/>
    </style:style>
    <style:style style:name="T11" style:family="text">
      <style:text-properties fo:font-style="italic" fo:font-weight="bold" officeooo:rsid="0013c2f2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13c2f2" style:font-weight-asian="normal" style:font-weight-complex="normal"/>
    </style:style>
    <style:style style:name="T14" style:family="text">
      <style:text-properties fo:font-style="italic" fo:font-weight="normal" officeooo:rsid="00152ce6" style:font-weight-asian="normal" style:font-weight-complex="normal"/>
    </style:style>
    <style:style style:name="T15" style:family="text">
      <style:text-properties fo:font-style="italic" fo:font-weight="normal" officeooo:rsid="00135f60" style:font-style-asian="italic" style:font-weight-asian="normal" style:font-style-complex="italic" style:font-weight-complex="normal"/>
    </style:style>
    <style:style style:name="T16" style:family="text">
      <style:text-properties officeooo:rsid="0010054b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style="normal" fo:font-weight="bold" officeooo:rsid="001177fc" style:font-style-asian="normal" style:font-style-complex="normal"/>
    </style:style>
    <style:style style:name="T19" style:family="text">
      <style:text-properties fo:font-style="normal" fo:font-weight="normal" officeooo:rsid="0013c2f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52ce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177f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d92f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7470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5e6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1177fc" style:font-style-asian="normal" style:font-style-complex="normal"/>
    </style:style>
    <style:style style:name="T26" style:family="text">
      <style:text-properties fo:font-style="normal" fo:font-weight="bold" officeooo:rsid="000d92f5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background-color="#ffff00"/>
    </style:style>
    <style:style style:name="T29" style:family="text">
      <style:text-properties fo:font-size="15pt" officeooo:rsid="000d92f5" style:font-size-asian="15pt" style:font-size-complex="15pt"/>
    </style:style>
    <style:style style:name="T30" style:family="text">
      <style:text-properties fo:font-size="15pt" fo:font-weight="bold" officeooo:rsid="000d92f5" style:font-size-asian="15pt" style:font-weight-asian="bold" style:font-size-complex="15pt" style:font-weight-complex="bold"/>
    </style:style>
    <style:style style:name="T31" style:family="text">
      <style:text-properties officeooo:rsid="0013c2f2"/>
    </style:style>
    <style:style style:name="T32" style:family="text">
      <style:text-properties officeooo:rsid="00152ce6"/>
    </style:style>
    <style:style style:name="T3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0">Reglas de xhtml </text:span><text:span text:style-name="T16">(</text:span><text:a xlink:type="simple" xlink:href="http://personalweb.about.com/od/basichtml/a/409xhtml.htm"><text:span text:style-name="T16">http://personalweb.about.com/od/basichtml/a/409xhtml.htm</text:span></text:a><text:span text:style-name="T16">)</text:span></text:p>
      <text:p text:style-name="P1"><text:span text:style-name="T1"/></text:p>
      <text:p text:style-name="P1"><text:span text:style-name="T1">1. </text:span><text:span text:style-name="T2">Todas las etiquetas </text:span><text:span text:style-name="T4">y atributos</text:span><text:span text:style-name="T2"> son en <text:s/>minuscula</text:span></text:p>
      <text:p text:style-name="P1"><text:span text:style-name="T2">2. Cerrar las etiquetas correctamente</text:span></text:p>
      <text:p text:style-name="P1"><text:span text:style-name="T2">3. Siempre se deben cerrar las etiquetas</text:span></text:p>
      <text:p text:style-name="P1"><text:span text:style-name="T2">4. Cerrar las etiquetas vacias</text:span></text:p>
      <text:p text:style-name="P1"><text:span text:style-name="T2"><text:tab/>&lt;br&gt;&lt;/br&gt;</text:span></text:p>
      <text:p text:style-name="P1"><text:span text:style-name="T2">5. Usar “comillas” para valores</text:span></text:p>
      <text:p text:style-name="P1"><text:span text:style-name="T2"><text:tab/></text:span><text:span text:style-name="T5">&lt;table border="1" bgcolor="red"&gt;</text:span></text:p>
      <text:p text:style-name="P1"><text:span text:style-name="T5">6. Darle todos los atributos a un valor</text:span><text:span text:style-name="T8">(no pueden minimizarse)</text:span><text:span text:style-name="T5"><text:line-break/><text:tab/>disabled="disabled"</text:span></text:p>
      <text:p text:style-name="P1"><text:span text:style-name="T5">7. Usar codigo para caracteres especiales</text:span></text:p>
      <text:p text:style-name="P1"><text:span text:style-name="T5"><text:tab/>'&amp;' = &amp;amp;</text:span></text:p>
      <text:p text:style-name="P1"><text:span text:style-name="T5"><text:tab/></text:span><text:a xlink:type="simple" xlink:href="http://personalweb.about.com/od/addbackgrounds/a/01symbolssigns.htm"><text:span text:style-name="T22">http://personalweb.about.com/od/addbackgrounds/a/01symbolssigns.htm</text:span></text:a></text:p>
      <text:p text:style-name="P2"><text:span text:style-name="T5">8. </text:span><text:span text:style-name="T6">Usar la atributo “id” en lugar de “name”</text:span></text:p>
      <text:p text:style-name="P2"><text:span text:style-name="T7">9. Usar en archivos separados, otro tipo de lenguaje que no sea xhtml (CCS, JavaScript)</text:span></text:p>
      <text:p text:style-name="P2"><text:span text:style-name="T7"><text:tab/>&lt;style type="text/css"&gt;<text:line-break/><text:tab/>/*&lt;![CDATA[*/<text:line-break/><text:tab/>&lt;!--<text:line-break/><text:line-break/><text:tab/>--&gt;<text:line-break/><text:tab/>/*]]&gt;*/<text:line-break/><text:tab/>&lt;/style&gt;</text:span></text:p>
      <text:p text:style-name="P3"><text:span text:style-name="T8">10. Prohibicion de elementos (</text:span><text:a xlink:type="simple" xlink:href="http://www.w3.org/TR/2002/REC-xhtml1-20020801/"><text:span text:style-name="T21">http://www.w3.org/TR/2002/REC-xhtml1-20020801/</text:span></text:a><text:span text:style-name="T8">)</text:span></text:p>
      <text:p text:style-name="P2"><text:span text:style-name="T7"/></text:p>
      <text:p text:style-name="P3"><text:span text:style-name="Source_20_Text"><text:span text:style-name="T18">a</text:span></text:span><text:span text:style-name="T18"> </text:span></text:p>
      <text:p text:style-name="List_20_Contents">must not contain other <text:span text:style-name="Source_20_Text">a</text:span> elements. </text:p>
      <text:p text:style-name="Standard"><text:span text:style-name="Source_20_Text"><text:span text:style-name="T17">pre</text:span></text:span> </text:p>
      <text:p text:style-name="List_20_Contents">must not contain the <text:span text:style-name="Source_20_Text"><text:span text:style-name="T28">img</text:span></text:span><text:span text:style-name="T28">, </text:span><text:span text:style-name="Source_20_Text"><text:span text:style-name="T28">object</text:span></text:span><text:span text:style-name="T28">, </text:span><text:span text:style-name="Source_20_Text"><text:span text:style-name="T28">big</text:span></text:span><text:span text:style-name="T28">, </text:span><text:span text:style-name="Source_20_Text"><text:span text:style-name="T28">small</text:span></text:span><text:span text:style-name="T28">, </text:span><text:span text:style-name="Source_20_Text"><text:span text:style-name="T28">sub</text:span></text:span><text:span text:style-name="T28">, or </text:span><text:span text:style-name="Source_20_Text"><text:span text:style-name="T28">sup</text:span></text:span> elements. </text:p>
      <text:p text:style-name="List_20_Heading"><text:span text:style-name="Source_20_Text"><text:span text:style-name="T17">button</text:span></text:span><text:span text:style-name="T17"> </text:span></text:p>
      <text:p text:style-name="List_20_Contents">must not contain the <text:span text:style-name="Source_20_Text"><text:span text:style-name="T28">input</text:span></text:span><text:span text:style-name="T28">, </text:span><text:span text:style-name="Source_20_Text"><text:span text:style-name="T28">select</text:span></text:span><text:span text:style-name="T28">, </text:span><text:span text:style-name="Source_20_Text"><text:span text:style-name="T28">textarea</text:span></text:span><text:span text:style-name="T28">, </text:span><text:span text:style-name="Source_20_Text"><text:span text:style-name="T28">label</text:span></text:span><text:span text:style-name="T28">, </text:span><text:span text:style-name="Source_20_Text"><text:span text:style-name="T28">button</text:span></text:span><text:span text:style-name="T28">, </text:span><text:span text:style-name="Source_20_Text"><text:span text:style-name="T28">form</text:span></text:span><text:span text:style-name="T28">, </text:span><text:span text:style-name="Source_20_Text"><text:span text:style-name="T28">fieldset</text:span></text:span><text:span text:style-name="T28">, </text:span><text:span text:style-name="Source_20_Text"><text:span text:style-name="T28">iframe</text:span></text:span><text:span text:style-name="T28"> or </text:span><text:span text:style-name="Source_20_Text"><text:span text:style-name="T28">isindex</text:span></text:span> elements. </text:p>
      <text:p text:style-name="List_20_Heading"><text:span text:style-name="Source_20_Text"><text:span text:style-name="T17">label</text:span></text:span><text:span text:style-name="T17"> </text:span></text:p>
      <text:p text:style-name="List_20_Contents">must not contain other <text:span text:style-name="Source_20_Text"><text:span text:style-name="T28">label</text:span></text:span> elements. </text:p>
      <text:p text:style-name="List_20_Heading"><text:span text:style-name="Source_20_Text"><text:span text:style-name="T17">form</text:span></text:span> </text:p>
      <text:p text:style-name="P7">must not contain other <text:span text:style-name="Source_20_Text"><text:span text:style-name="T28">form</text:span></text:span> elements. </text:p>
      <text:p text:style-name="P8"><text:span text:style-name="T9">11. &lt;!DOCTYPE ....&gt; es obligatorio<text:tab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ransitional</text:p>
          </table:table-cell>
          <table:table-cell table:style-name="Table1.B1" office:value-type="string">
            <text:p text:style-name="Table_20_Contents">&lt;!DOCTYPE html PUBLIC "-//W3C//DTD XHTML 1.0 Transitional//EN"&gt;<text:line-break/>The more forgiving, more backwards-compatible version of XHTML</text:p>
          </table:table-cell>
        </table:table-row>
        <table:table-row>
          <table:table-cell table:style-name="Table1.A2" office:value-type="string">
            <text:p text:style-name="Table_20_Contents">Strict</text:p>
          </table:table-cell>
          <table:table-cell table:style-name="Table1.B2" office:value-type="string">
            <text:p text:style-name="Table_20_Contents">&lt;!DOCTYPE html PUBLIC "-//W3C//DTD XHTML 1.0 Strict//EN"&gt;<text:line-break/>The more rigorous, more XML-style version of XHTML</text:p>
          </table:table-cell>
        </table:table-row>
        <table:table-row>
          <table:table-cell table:style-name="Table1.A2" office:value-type="string">
            <text:p text:style-name="Table_20_Contents">Frameset</text:p>
          </table:table-cell>
          <table:table-cell table:style-name="Table1.B2" office:value-type="string">
            <text:p text:style-name="Table_20_Contents">&lt;!DOCTYPE html PUBLIC "-//W3C//DTD XHTML 1.0 Frameset//EN"&gt;<text:line-break/>DTD for frames</text:p>
          </table:table-cell>
        </table:table-row>
      </table:table>
      <text:p text:style-name="P8"><text:span text:style-name="T15"/></text:p>
      <text:p text:style-name="P4"><text:span text:style-name="T31"/></text:p>
      <text:p text:style-name="P4"><text:soft-page-break/><text:span text:style-name="T31">Validar xhtml (</text:span><text:a xlink:type="simple" xlink:href="http://validator.w3.org/"><text:span text:style-name="T31">http://validator.w3.org/</text:span></text:a><text:span text:style-name="T31">)</text:span></text:p>
      <text:p text:style-name="P6"><text:span text:style-name="T19">Tags soportados</text:span><text:span text:style-name="T10">(</text:span><text:a xlink:type="simple" xlink:href="http://jpbrocca.blogspot.com/2007/11/lista-de-tags-soportados-por-xhtml.html"><text:span text:style-name="T20">http://jpbrocca.blogspot.com/2007/11/lista-de-tags-soportados-por-xhtml.html</text:span></text:a><text:span text:style-name="T20"> </text:span><text:span text:style-name="T24">o </text:span><text:a xlink:type="simple" xlink:href="http://www.webreference.com/xml/reference/xhtml.html"><text:span text:style-name="T24">http://www.webreference.com/xml/reference/xhtml.html</text:span></text:a><text:span text:style-name="T20">)</text:span></text:p>
      <text:p text:style-name="P5"><text:span text:style-name="T23">Tags y sus atributos (</text:span><text:a xlink:type="simple" xlink:href="http://www.washington.edu/accessit/webdesign/student/unit2/common_tags.htm"><text:span text:style-name="T23">http://www.washington.edu/accessit/webdesign/student/unit2/common_tags.htm</text:span></text:a><text:span text:style-name="T2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0:02:08</meta:creation-date>
    <dc:date>2013-03-24T10:51:50</dc:date>
    <meta:editing-duration>PT35M56S</meta:editing-duration>
    <meta:editing-cycles>13</meta:editing-cycles>
    <meta:generator>LibreOffice/3.6$Linux_X86_64 LibreOffice_project/360m1$Build-2</meta:generator>
    <meta:document-statistic meta:table-count="1" meta:image-count="0" meta:object-count="0" meta:page-count="2" meta:paragraph-count="36" meta:word-count="207" meta:character-count="1751" meta:non-whitespace-character-count="1557"/>
  </office:meta>
</office:document-meta>
</file>